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35in" svg:height="5.1689in" svg:x="7.0622in" svg:y="1.9008in">
            <draw:object draw:notify-on-update-of-ranges="Sheet1.A4:Sheet1.A53 Sheet1.B55:Sheet1.B55 Sheet1.B4:Sheet1.B53 Sheet1.C55:Sheet1.C55 Sheet1.C4:Sheet1.C53 Sheet1.E55:Sheet1.E55 Sheet1.E4:Sheet1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6705in" svg:height="7.1268in" svg:x="7.3059in" svg:y="10.4567in">
            <draw:object draw:notify-on-update-of-ranges="Sheet1.A55:Sheet1.A55 Sheet1.A56:Sheet1.A105 Sheet1.B55:Sheet1.B55 Sheet1.B56:Sheet1.B105 Sheet1.C55:Sheet1.C55 Sheet1.C56:Sheet1.C105 Sheet1.E55:Sheet1.E55 Sheet1.E56:Sheet1.E1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ce5" office:value-type="string" calcext:value-type="string">
            <text:p>Duplikate Documents ‘run_1’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Instance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Document Count</text:p>
          </table:table-cell>
          <table:table-cell table:style-name="ce2" office:value-type="string" calcext:value-type="string">
            <text:p>Most Duplicates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018" calcext:value-type="float">
            <text:p>1018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38" calcext:value-type="float">
            <text:p>1038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hout QE, without rerank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Instance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Document Count</text:p>
          </table:table-cell>
          <table:table-cell table:style-name="ce2" office:value-type="string" calcext:value-type="string">
            <text:p>Most Duplicates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 table:style-name="ce11" office:value-type="float" office:value="33" calcext:value-type="float">
            <text:p>33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62" calcext:value-type="float">
            <text:p>162</text:p>
          </table:table-cell>
          <table:table-cell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3" calcext:value-type="float">
            <text:p>13</text:p>
          </table:table-cell>
          <table:table-cell/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6:05:27.903510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2:20:21.123687052</meta:creation-date>
    <dc:date>2021-02-28T16:08:18.861069335</dc:date>
    <meta:editing-duration>PT18M1S</meta:editing-duration>
    <meta:editing-cycles>15</meta:editing-cycles>
    <meta:generator>LibreOffice/6.4.6.2$Linux_X86_64 LibreOffice_project/40$Build-2</meta:generator>
    <meta:document-statistic meta:table-count="1" meta:cell-count="51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56cm" svg:height="13.13cm" xlink:href=".." xlink:type="simple" chart:class="chart:bar" chart:style-name="ch1">
        <chart:legend chart:legend-position="end" svg:x="29.614cm" svg:y="5.768cm" style:legend-expansion="high" chart:style-name="ch2"/>
        <chart:plot-area chart:style-name="ch3" table:cell-range-address="Sheet1.A4:Sheet1.C53 Sheet1.B55:Sheet1.C55 Sheet1.E55:Sheet1.E55 Sheet1.E4:Sheet1.E53" chart:data-source-has-labels="both" svg:x="0.657cm" svg:y="0.262cm" svg:width="28.3cm" svg:height="12.606cm">
          <chartooo:coordinate-region svg:x="1.464cm" svg:y="0.461cm" svg:width="27.493cm" svg:height="11.76cm"/>
          <chart:axis chart:dimension="x" chart:name="primary-x" chart:style-name="ch4" chartooo:axis-type="auto">
            <chartooo:date-scale/>
            <chart:categories table:cell-range-address="Sheet1.A4:Sheet1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3" chart:label-cell-address="Sheet1.B55:Sheet1.B55" chart:class="chart:bar">
            <chart:data-point chart:repeated="50"/>
          </chart:series>
          <chart:series chart:style-name="ch8" chart:values-cell-range-address="Sheet1.C4:Sheet1.C53" chart:label-cell-address="Sheet1.C55:Sheet1.C55" chart:class="chart:bar">
            <chart:data-point chart:repeated="50"/>
          </chart:series>
          <chart:series chart:style-name="ch9" chart:values-cell-range-address="Sheet1.E4:Sheet1.E53" chart:label-cell-address="Sheet1.E55:Sheet1.E55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</text:p>
                <draw:g>
                  <svg:desc>Sheet1.B55:Sheet1.B55</svg:desc>
                </draw:g>
              </table:table-cell>
              <table:table-cell office:value-type="string">
                <text:p>Duplicates</text:p>
                <draw:g>
                  <svg:desc>Sheet1.C55:Sheet1.C55</svg:desc>
                </draw:g>
              </table:table-cell>
              <table:table-cell office:value-type="string">
                <text:p>Most Duplicates</text:p>
                <draw:g>
                  <svg:desc>Sheet1.E55:Sheet1.E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53</svg:desc>
                </draw:g>
              </table:table-cell>
              <table:table-cell office:value-type="float" office:value="65">
                <text:p>65</text:p>
                <draw:g>
                  <svg:desc>Sheet1.B4:Sheet1.B53</svg:desc>
                </draw:g>
              </table:table-cell>
              <table:table-cell office:value-type="float" office:value="163">
                <text:p>163</text:p>
                <draw:g>
                  <svg:desc>Sheet1.C4:Sheet1.C53</svg:desc>
                </draw:g>
              </table:table-cell>
              <table:table-cell office:value-type="float" office:value="10">
                <text:p>10</text:p>
                <draw:g>
                  <svg:desc>Sheet1.E4:Sheet1.E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119">
                <text:p>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26">
                <text:p>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211">
                <text:p>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156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120">
                <text:p>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113">
                <text:p>1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74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138">
                <text:p>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193">
                <text:p>1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152">
                <text:p>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234">
                <text:p>2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165">
                <text:p>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108">
                <text:p>1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84cm" svg:height="18.103cm" xlink:href=".." xlink:type="simple" chart:class="chart:bar" chart:style-name="ch1">
        <chart:legend chart:legend-position="end" svg:x="28.942cm" svg:y="8.254cm" style:legend-expansion="high" chart:style-name="ch2"/>
        <chart:plot-area chart:style-name="ch3" table:cell-range-address="Sheet1.A55:Sheet1.C105 Sheet1.E55:Sheet1.E105" chart:data-source-has-labels="both" svg:x="0.643cm" svg:y="0.362cm" svg:width="27.656cm" svg:height="17.379cm">
          <chartooo:coordinate-region svg:x="1.45cm" svg:y="0.562cm" svg:width="26.849cm" svg:height="16.532cm"/>
          <chart:axis chart:dimension="x" chart:name="primary-x" chart:style-name="ch4" chartooo:axis-type="auto">
            <chartooo:date-scale/>
            <chart:categories table:cell-range-address="Sheet1.A56:Sheet1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6:Sheet1.B105" chart:label-cell-address="Sheet1.B55:Sheet1.B55" chart:class="chart:bar">
            <chart:data-point chart:repeated="50"/>
          </chart:series>
          <chart:series chart:style-name="ch8" chart:values-cell-range-address="Sheet1.C56:Sheet1.C105" chart:label-cell-address="Sheet1.C55:Sheet1.C55" chart:class="chart:bar">
            <chart:data-point chart:repeated="50"/>
          </chart:series>
          <chart:series chart:style-name="ch9" chart:values-cell-range-address="Sheet1.E56:Sheet1.E105" chart:label-cell-address="Sheet1.E55:Sheet1.E55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</text:p>
                <draw:g>
                  <svg:desc>Sheet1.B55:Sheet1.B55</svg:desc>
                </draw:g>
              </table:table-cell>
              <table:table-cell office:value-type="string">
                <text:p>Duplicates</text:p>
                <draw:g>
                  <svg:desc>Sheet1.C55:Sheet1.C55</svg:desc>
                </draw:g>
              </table:table-cell>
              <table:table-cell office:value-type="string">
                <text:p>Most Duplicates</text:p>
                <draw:g>
                  <svg:desc>Sheet1.E55:Sheet1.E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6:Sheet1.A105</svg:desc>
                </draw:g>
              </table:table-cell>
              <table:table-cell office:value-type="float" office:value="79">
                <text:p>79</text:p>
                <draw:g>
                  <svg:desc>Sheet1.B56:Sheet1.B105</svg:desc>
                </draw:g>
              </table:table-cell>
              <table:table-cell office:value-type="float" office:value="206">
                <text:p>206</text:p>
                <draw:g>
                  <svg:desc>Sheet1.C56:Sheet1.C105</svg:desc>
                </draw:g>
              </table:table-cell>
              <table:table-cell office:value-type="float" office:value="20">
                <text:p>20</text:p>
                <draw:g>
                  <svg:desc>Sheet1.E56:Sheet1.E1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59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237">
                <text:p>2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115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267">
                <text:p>2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569">
                <text:p>5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174">
                <text:p>1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203">
                <text:p>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156">
                <text:p>1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05">
                <text:p>1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168">
                <text:p>1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115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184">
                <text:p>1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05">
                <text:p>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265">
                <text:p>2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">
                <text:p>61</text:p>
              </table:table-cell>
              <table:table-cell office:value-type="float" office:value="162">
                <text:p>1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314">
                <text:p>31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1">
                <text:p>81</text:p>
              </table:table-cell>
              <table:table-cell office:value-type="float" office:value="193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129">
                <text:p>1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46">
                <text:p>14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